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Preformatted_20_Text">
      <style:text-properties fo:font-size="12pt" style:font-size-asian="10.5pt" style:font-size-complex="12pt"/>
    </style:style>
    <style:style style:name="P3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Import Library</text:p>
      <text:p text:style-name="Preformatted_20_Text">from sklearn import svm</text:p>
      <text:p text:style-name="Preformatted_20_Text">#Assumed you have, X (predictor) and Y (target) for training data set and x_test(predictor) of test_dataset</text:p>
      <text:p text:style-name="Preformatted_20_Text"># Create SVM classification object </text:p>
      <text:p text:style-name="Preformatted_20_Text">model = svm.svc(kernel='linear', c=1, gamma=1) </text:p>
      <text:p text:style-name="Preformatted_20_Text"># there is various option associated with it, like changing kernel, gamma and C value.Train the model using the training sets and check score</text:p>
      <text:p text:style-name="Preformatted_20_Text">model.fit(X, y)</text:p>
      <text:p text:style-name="Preformatted_20_Text">model.score(X, y)</text:p>
      <text:p text:style-name="Preformatted_20_Text">#Predict Output</text:p>
      <text:p text:style-name="P3">predicted= model.predict(x_test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0:46:10.850680860</meta:creation-date>
    <dc:date>2017-11-01T10:47:53.680550341</dc:date>
    <meta:editing-duration>PT1M45S</meta:editing-duration>
    <meta:editing-cycles>1</meta:editing-cycles>
    <meta:document-statistic meta:table-count="0" meta:image-count="0" meta:object-count="0" meta:page-count="1" meta:paragraph-count="10" meta:word-count="64" meta:character-count="447" meta:non-whitespace-character-count="391"/>
    <meta:generator>LibreOffice/5.3.1.2$Linux_X86_64 LibreOffice_project/30m0$Build-2</meta:generator>
  </office:meta>
</office:document-meta>
</file>